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 style:font-name-asian="Courier 10 Pitch" style:language-asian="en" style:country-asian="US" style:font-name-complex="Courier 10 Pitch" style:language-complex="en" style:country-complex="US"/>
    </style:style>
    <style:style style:name="P2" style:family="paragraph" style:parent-style-name="Standard">
      <style:text-properties style:font-name="Courier 10 Pitch" fo:language="en" fo:country="US" fo:font-weight="bold" style:font-name-asian="Courier 10 Pitch" style:language-asian="en" style:country-asian="US" style:font-weight-asian="bold" style:font-name-complex="Courier 10 Pitch" style:language-complex="en" style:country-complex="US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 of run.sh</text:p>
      <text:p text:style-name="P1">Script started on Tue 12 Nov 2013 04:52:39 PM EST<text:line-break/>#]0;landgrebea@aldenv180: ~/Documents/sophomore/fall/cs290/labs/lab7/cs290f2013-lab7-team1/example/ant#landgrebea@aldenv180:~/Documents/sophomore/fall/cs290/labs/lab7/cs290f2013-lab7-</text:p>
      <text:p text:style-name="P1"/>
      <text:p text:style-name="P1">Compiling and mutating project</text:p>
      <text:p text:style-name="P1">(ant -Dmutation="=../mml/tutorial.mml.bin" clean compile)</text:p>
      <text:p text:style-name="P1"/>
      <text:p text:style-name="P1">Buildfile: /home/l/landgrebea/Documents/sophomore/fall/cs290/labs/lab7/cs290f2013-lab7-team1/example/ant/build.xml</text:p>
      <text:p text:style-name="P1"/>
      <text:p text:style-name="P1">clean:</text:p>
      <text:p text:style-name="P1"><text:s text:c="3"/>[delete] Deleting directory /home/l/landgrebea/Documents/sophomore/fall/cs290/labs/lab7/cs290f2013-lab7-team1/example/ant/bin</text:p>
      <text:p text:style-name="P1"/>
      <text:p text:style-name="P1">init:</text:p>
      <text:p text:style-name="P1"><text:s text:c="4"/>[mkdir] Created dir: /home/l/landgrebea/Documents/sophomore/fall/cs290/labs/lab7/cs290f2013-lab7-team1/example/ant/bin</text:p>
      <text:p text:style-name="P1"/>
      <text:p text:style-name="P1">compile:</text:p>
      <text:p text:style-name="P1"><text:s text:c="4"/>[javac] Compiling 1 source file to /home/l/landgrebea/Documents/sophomore/fall/cs290/labs/lab7/cs290f2013-lab7-team1/example/ant/bin</text:p>
      <text:p text:style-name="P1"><text:s text:c="4"/>[javac] #Generated Mutants: 79 (21 ms)</text:p>
      <text:p text:style-name="P1"/>
      <text:p text:style-name="P1">BUILD SUCCESSFUL</text:p>
      <text:p text:style-name="P1">Total time: 1 second</text:p>
      <text:p text:style-name="P1"/>
      <text:p text:style-name="P1">Compiling tests</text:p>
      <text:p text:style-name="P1">(ant compile.tests)</text:p>
      <text:p text:style-name="P1"/>
      <text:p text:style-name="P1">Buildfile: /home/l/landgrebea/Documents/sophomore/fall/cs290/labs/lab7/cs290f2013-lab7-team1/example/ant/build.xml</text:p>
      <text:p text:style-name="P1"/>
      <text:p text:style-name="P1">init:</text:p>
      <text:p text:style-name="P1"/>
      <text:p text:style-name="P1">compile:</text:p>
      <text:p text:style-name="P1"/>
      <text:p text:style-name="P1">compile.tests:</text:p>
      <text:p text:style-name="P1"><text:s text:c="4"/>[javac] Compiling 1 source file to /home/l/landgrebea/Documents/sophomore/fall/cs290/labs/lab7/cs290f2013-lab7-team1/example/ant/bin</text:p>
      <text:p text:style-name="P1"><text:soft-page-break/></text:p>
      <text:p text:style-name="P1">BUILD SUCCESSFUL</text:p>
      <text:p text:style-name="P1">Total time: 1 second</text:p>
      <text:p text:style-name="P1"/>
      <text:p text:style-name="P1">Run tests without mutation analysis</text:p>
      <text:p text:style-name="P1">(ant test)</text:p>
      <text:p text:style-name="P1">Buildfile: /home/l/landgrebea/Documents/sophomore/fall/cs290/labs/lab7/cs290f2013-lab7-team1/example/ant/build.xml</text:p>
      <text:p text:style-name="P1"/>
      <text:p text:style-name="P1">test:</text:p>
      <text:p text:style-name="P1"><text:s text:c="5"/>[echo] Running unit tests ...</text:p>
      <text:p text:style-name="P1"><text:s text:c="4"/>[junit] Running triangle.test.TestSuite</text:p>
      <text:p text:style-name="P1"><text:s text:c="4"/>[junit] Testsuite: triangle.test.TestSuite</text:p>
      <text:p text:style-name="P1"><text:s text:c="4"/>[junit] Tests run: 33, Failures: 0, Errors: 0, Time elapsed: 0.011 sec</text:p>
      <text:p text:style-name="P1"><text:s text:c="4"/>[junit] Tests run: 33, Failures: 0, Errors: 0, Time elapsed: 0.011 sec</text:p>
      <text:p text:style-name="P1"><text:s text:c="4"/>[junit] </text:p>
      <text:p text:style-name="P1"><text:s text:c="4"/>[junit] Testcase: test1 took 0.004 sec</text:p>
      <text:p text:style-name="P1"><text:s text:c="4"/>[junit] Testcase: test2 took 0 sec</text:p>
      <text:p text:style-name="P1"><text:s text:c="4"/>[junit] Testcase: test33 took 0.001 sec</text:p>
      <text:p text:style-name="P1"><text:s text:c="4"/>[junit] Testcase: test3 took 0 sec</text:p>
      <text:p text:style-name="P1"><text:s text:c="4"/>[junit] Testcase: test4 took 0 sec</text:p>
      <text:p text:style-name="P1"><text:s text:c="4"/>[junit] Testcase: test5 took 0 sec</text:p>
      <text:p text:style-name="P1"><text:s text:c="4"/>[junit] Testcase: test14 took 0 sec</text:p>
      <text:p text:style-name="P1"><text:s text:c="4"/>[junit] Testcase: test15 took 0 sec</text:p>
      <text:p text:style-name="P1"><text:s text:c="4"/>[junit] Testcase: test16 took 0 sec</text:p>
      <text:p text:style-name="P1"><text:s text:c="4"/>[junit] Testcase: test17 took 0 sec</text:p>
      <text:p text:style-name="P1"><text:s text:c="4"/>[junit] Testcase: test18 took 0 sec</text:p>
      <text:p text:style-name="P1"><text:s text:c="4"/>[junit] Testcase: test19 took 0 sec</text:p>
      <text:p text:style-name="P1"><text:s text:c="4"/>[junit] Testcase: test20 took 0 sec</text:p>
      <text:p text:style-name="P1"><text:s text:c="4"/>[junit] Testcase: test6 took 0 sec</text:p>
      <text:p text:style-name="P1"><text:s text:c="4"/>[junit] Testcase: test7 took 0 sec</text:p>
      <text:p text:style-name="P1"><text:s text:c="4"/>[junit] Testcase: test8 took 0 sec</text:p>
      <text:p text:style-name="P1"><text:s text:c="4"/>[junit] Testcase: test9 took 0 sec</text:p>
      <text:p text:style-name="P1"><text:s text:c="4"/>[junit] Testcase: test10 took 0 sec</text:p>
      <text:p text:style-name="P1"><text:s text:c="4"/>[junit] Testcase: test11 took 0 sec</text:p>
      <text:p text:style-name="P1"><text:s text:c="4"/>[junit] Testcase: test12 took 0 sec</text:p>
      <text:p text:style-name="P1"><text:s text:c="4"/>[junit] Testcase: test13 took 0 sec</text:p>
      <text:p text:style-name="P1"><text:s text:c="4"/>[junit] Testcase: test21 took 0 sec</text:p>
      <text:p text:style-name="P1"><text:s text:c="4"/>[junit] Testcase: test22 took 0 sec</text:p>
      <text:p text:style-name="P1"><text:s text:c="4"/>[junit] Testcase: test23 took 0 sec</text:p>
      <text:p text:style-name="P1"><text:s text:c="4"/>[junit] Testcase: test24 took 0 sec</text:p>
      <text:p text:style-name="P1"><text:s text:c="4"/>[junit] Testcase: test25 took 0.001 sec</text:p>
      <text:p text:style-name="P1"><text:s text:c="4"/>[junit] Testcase: test26 took 0 sec</text:p>
      <text:p text:style-name="P1"><text:s text:c="4"/>[junit] Testcase: test27 took 0 sec</text:p>
      <text:p text:style-name="P1"><text:s text:c="4"/>[junit] Testcase: test28 took 0 sec</text:p>
      <text:p text:style-name="P1"><text:soft-page-break/><text:s text:c="4"/>[junit] Testcase: test29 took 0 sec</text:p>
      <text:p text:style-name="P1"><text:s text:c="4"/>[junit] Testcase: test30 took 0 sec</text:p>
      <text:p text:style-name="P1"><text:s text:c="4"/>[junit] Testcase: test31 took 0 sec</text:p>
      <text:p text:style-name="P1"><text:s text:c="4"/>[junit] Testcase: test32 took 0 sec</text:p>
      <text:p text:style-name="P1"/>
      <text:p text:style-name="P1">BUILD SUCCESSFUL</text:p>
      <text:p text:style-name="P1">Total time: 0 seconds</text:p>
      <text:p text:style-name="P1"/>
      <text:p text:style-name="P1">Run tests with mutation analysis</text:p>
      <text:p text:style-name="P1">(ant mutation.test)</text:p>
      <text:p text:style-name="P1">Buildfile: /home/l/landgrebea/Documents/sophomore/fall/cs290/labs/lab7/cs290f2013-lab7-team1/example/ant/build.xml</text:p>
      <text:p text:style-name="P1"/>
      <text:p text:style-name="P1">mutation.test:</text:p>
      <text:p text:style-name="P1"><text:s text:c="5"/>[echo] Running mutation analysis ...</text:p>
      <text:p text:style-name="P1"><text:s text:c="4"/>[junit] MAJOR: Mutation analysis enabled</text:p>
      <text:p text:style-name="P1"><text:s text:c="4"/>[junit] MAJOR: ------------------------------------------------------------</text:p>
      <text:p text:style-name="P1"><text:s text:c="4"/>[junit] MAJOR: Run 1 ordered test to verify independency</text:p>
      <text:p text:style-name="P1"><text:s text:c="4"/>[junit] MAJOR: ------------------------------------------------------------</text:p>
      <text:p text:style-name="P1"><text:s text:c="4"/>[junit] MAJOR: Preprocessing took 0.08 seconds</text:p>
      <text:p text:style-name="P1"><text:s text:c="4"/>[junit] MAJOR: ------------------------------------------------------------</text:p>
      <text:p text:style-name="P1"><text:s text:c="4"/>[junit] MAJOR: Mutants covered: <text:s text:c="7"/>79</text:p>
      <text:p text:style-name="P1"><text:s text:c="4"/>[junit] MAJOR: ------------------------------------------------------------</text:p>
      <text:p text:style-name="P1"><text:s text:c="4"/>[junit] MAJOR: Run mutation analysis with 1 individual test</text:p>
      <text:p text:style-name="P1"><text:s text:c="4"/>[junit] MAJOR: ------------------------------------------------------------</text:p>
      <text:p text:style-name="P1"><text:s text:c="4"/>[junit] MAJOR: #[1;34m1/1 - triangle.test.TestSuite$null (6ms / 79):#[0m</text:p>
      <text:p text:style-name="P1"><text:s text:c="4"/>[junit] MAJOR: 2544 (71 / 79 / 79) -&gt; AVG-RTPM: 32ms</text:p>
      <text:p text:style-name="P1"><text:s text:c="4"/>[junit] MAJOR: Mutants killed / live: 71 (69-0-2) / 8</text:p>
      <text:p text:style-name="P1"><text:s text:c="4"/>[junit] MAJOR: ------------------------------------------------------------</text:p>
      <text:p text:style-name="P1"><text:s text:c="4"/>[junit] MAJOR: Summary:</text:p>
      <text:p text:style-name="P1"><text:s text:c="4"/>[junit] MAJOR: </text:p>
      <text:p text:style-name="P1"><text:s text:c="4"/>[junit] MAJOR: Total runtime: <text:s/>2.5 seconds</text:p>
      <text:p text:style-name="P1"><text:s text:c="4"/>[junit] MAJOR: Mutation score: 89.87%</text:p>
      <text:p text:style-name="P1"><text:s text:c="4"/>[junit] MAJOR: Mutant executions: 79</text:p>
      <text:p text:style-name="P1"><text:s text:c="4"/>[junit] MAJOR: Mutants killed / live: 71 (69-0-2) / 8</text:p>
      <text:p text:style-name="P1"><text:s text:c="4"/>[junit] MAJOR: ------------------------------------------------------------</text:p>
      <text:p text:style-name="P1"><text:s text:c="4"/>[junit] MAJOR: Export runtime results (to results.csv)</text:p>
      <text:p text:style-name="P1"><text:s text:c="4"/>[junit] MAJOR: Export mutant kill details (to kill.csv)</text:p>
      <text:p text:style-name="P1"/>
      <text:p text:style-name="P1"><text:soft-page-break/>BUILD SUCCESSFUL</text:p>
      <text:p text:style-name="P1">Total time: 3 seconds</text:p>
      <text:p text:style-name="P1">#]0;landgrebea@aldenv180: ~/Documents/sophomore/fall/cs290/labs/lab7/cs290f2013-lab7-team1/example/ant#landgrebea@aldenv180:~/Documents/sophomore/fall/cs290/labs/lab7/cs290f2013-lab7-</text:p>
      <text:p text:style-name="P1">exit</text:p>
      <text:p text:style-name="P1"><text:line-break/>Script done on Tue 12 Nov 2013 04:52:54 PM ES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11-12T16:53:03</meta:creation-date>
    <dc:date>2013-11-12T16:54:07</dc:date>
    <dc:creator>Andreas Landgrebe</dc:creator>
    <meta:editing-duration>P0D</meta:editing-duration>
    <meta:editing-cycles>1</meta:editing-cycles>
    <meta:document-statistic meta:table-count="0" meta:image-count="0" meta:object-count="0" meta:page-count="4" meta:paragraph-count="101" meta:word-count="491" meta:character-count="4897" meta:non-whitespace-character-count="4222"/>
    <meta:generator>LibreOffice/3.5$Linux_X86_64 LibreOffice_project/350m1$Build-2</meta:generator>
  </office:meta>
</office:document-meta>
</file>